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0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947cm"/>
    </style:style>
    <style:style style:name="Table1.D" style:family="table-column">
      <style:table-column-properties style:column-width="2.006cm"/>
    </style:style>
    <style:style style:name="Table1.E" style:family="table-column">
      <style:table-column-properties style:column-width="2.088cm"/>
    </style:style>
    <style:style style:name="Table1.F" style:family="table-column">
      <style:table-column-properties style:column-width="0.529cm"/>
    </style:style>
    <style:style style:name="Table1.G" style:family="table-column">
      <style:table-column-properties style:column-width="0.808cm"/>
    </style:style>
    <style:style style:name="Table1.H" style:family="table-column">
      <style:table-column-properties style:column-width="0.669cm"/>
    </style:style>
    <style:style style:name="Table1.I" style:family="table-column">
      <style:table-column-properties style:column-width="3.119cm"/>
    </style:style>
    <style:style style:name="Table1.J" style:family="table-column">
      <style:table-column-properties style:column-width="2.06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031cm" fo:margin-left="-0.185cm" fo:margin-right="0cm" fo:margin-top="0cm" fo:margin-bottom="0cm" table:align="margins"/>
    </style:style>
    <style:style style:name="Table2.A" style:family="table-column">
      <style:table-column-properties style:column-width="0.924cm" style:rel-column-width="5037*"/>
    </style:style>
    <style:style style:name="Table2.B" style:family="table-column">
      <style:table-column-properties style:column-width="2.443cm" style:rel-column-width="13303*"/>
    </style:style>
    <style:style style:name="Table2.C" style:family="table-column">
      <style:table-column-properties style:column-width="0.464cm" style:rel-column-width="2527*"/>
    </style:style>
    <style:style style:name="Table2.D" style:family="table-column">
      <style:table-column-properties style:column-width="8.2cm" style:rel-column-width="44668*"/>
    </style:style>
    <style:style style:name="Table2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font-name-complex="Tahoma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9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9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16</text:p>
          </table:table-cell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SURAT PERINTAH</text:p>
            <text:p text:style-name="P4">PENUNJUKAN JAKSA PENUNTUT UMUM</text:p>
            <text:p text:style-name="P4">UNTUK MENGIKUTI PERKEMBANGAN</text:p>
            <text:p text:style-name="P4">PENYIDIKAN PERKARA TINDAK PID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NOMOR : PRINT-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4" office:value-type="string">
            <text:p text:style-name="P1">Dasar</text:p>
          </table:table-cell>
          <table:table-cell table:style-name="Table1.A1" table:number-rows-spanned="14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Undang-undang Republik Indonesia Nomor 8 Tahun 1981 tentang Kitab Undang-Undang Hukum Acara Pidana (KUHAP) pasal 8 (3), a, pasal 14 a. b. i, pasal 109, pasal 110 dan pasal 138 KUHA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Undang-Undang Repulik Indonesia Nomor 5 tahun 1991 tentang Kejaksaan Republik Indonesa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12" office:value-type="string">
            <text:p text:style-name="P1">3.</text:p>
          </table:table-cell>
          <table:table-cell table:style-name="Table1.A1" table:number-columns-spanned="7" office:value-type="string">
            <text:p text:style-name="P3">Surat Pemberitahuan dimulainya Penyidikan terhadap tersangk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Nama Lengkap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Umur/Tanggal Lahir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Jenis Kelam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Kebangsaan/ Kewarganegar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Tempat Tinggal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Agama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kerja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Pendidika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2" office:value-type="string">
            <text:p text:style-name="P1">Lain-lain</text:p>
          </table:table-cell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4" office:value-type="string">
            <text:p text:style-name="P1">{lain-la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7" office:value-type="string">
            <text:p text:style-name="P3">Diduga melakukan tindak pidana sebagaimana diatur pada pasal {isi1}, yang diterima di {nama_satker} pada tanggal {isi2} dari Penyidik {isi3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ertimbangan</text:p>
          </table:table-cell>
          <table:table-cell table:style-name="Table1.A1" table:number-rows-spanned="2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3">Bahwa dengan diterimanya pemberitahuan dimulainya penyidikan, dipandang perlu untuk menugaskan seorang/beberapa orang Jaksa PU untuk mengikuti perkembangan penyidikan dan meneliti hasil penyidikan perkara tersebut sesuai dengan peraturan perundang-undangan dan ketentuan administrasi perkara tindak pida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3">Bahwa sebagai pelaksanaannya perlu dikeluarkan Surat Perintah {isi4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/>
            <text:p text:style-name="P5">MEMERINTAHKAN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Kepad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8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7"><text:span text:style-name="T1">[!-- BEGIN Jaksa --]</text:span><text:span text:style-name="T2">{no}</text:span></text:p>
                </table:table-cell>
                <table:table-cell table:style-name="Table2.A1" office:value-type="string">
                  <text:p text:style-name="P13">Nama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nama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Pangkat/NIP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pangkatJaksa}/{nipJaksa}</text:p>
                </table:table-cell>
              </table:table-row>
              <table:table-row>
                <table:table-cell table:style-name="Table2.A1" office:value-type="string">
                  <text:p text:style-name="P7"/>
                </table:table-cell>
                <table:table-cell table:style-name="Table2.A1" office:value-type="string">
                  <text:p text:style-name="P13">Jabatan</text:p>
                </table:table-cell>
                <table:table-cell table:style-name="Table2.A1" office:value-type="string">
                  <text:p text:style-name="P13">: </text:p>
                </table:table-cell>
                <table:table-cell table:style-name="Table2.A1" office:value-type="string">
                  <text:p text:style-name="P13">{jabatanJaksa}</text:p>
                </table:table-cell>
              </table:table-row>
              <table:table-row>
                <table:table-cell table:style-name="Table2.A1" office:value-type="string">
                  <text:p text:style-name="P8">[!-- END Jaksa --]</text:p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2"/>
                </table:table-cell>
              </table:table-row>
            </table:table>
            <text:p text:style-name="P1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>Untuk</text:p>
          </table:table-cell>
          <table:table-cell table:style-name="Table1.A1" table:number-rows-spanned="3" office:value-type="string">
            <text:p text:style-name="P1">:</text:p>
          </table:table-cell>
          <table:table-cell table:style-name="Table1.A1" office:value-type="string">
            <text:p text:style-name="P1">1.</text:p>
          </table:table-cell>
          <table:table-cell table:style-name="Table1.A1" table:number-columns-spanned="7" office:value-type="string">
            <text:p text:style-name="P1">Mengikuti perkembangan penyid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2.</text:p>
          </table:table-cell>
          <table:table-cell table:style-name="Table1.A1" table:number-columns-spanned="7" office:value-type="string">
            <text:p text:style-name="P1">Melakukan penelitian hasil penyidikan atas nama tersangka {isi6} tersebu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">3.</text:p>
          </table:table-cell>
          <table:table-cell table:style-name="Table1.A1" table:number-columns-spanned="7" office:value-type="string">
            <text:p text:style-name="P1">Melakukan penelitian SP-3 dari penyidi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Dikeluarkan di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>Pada tanggal</text:p>
          </table:table-cell>
          <table:covered-table-cell/>
          <table:covered-table-cell/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>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6">{nama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2">{pangkat_ttd}/ NIP. {nip_ttd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Tembusan:</text:p>
            <text:p text:style-name="P9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37:00Z</meta:creation-date>
    <dc:date>2015-10-04T17:36:48.97</dc:date>
    <meta:editing-cycles>7</meta:editing-cycles>
    <meta:editing-duration>PT1H6M41S</meta:editing-duration>
    <meta:document-statistic meta:table-count="2" meta:image-count="0" meta:object-count="0" meta:page-count="2" meta:paragraph-count="85" meta:word-count="242" meta:character-count="1746"/>
    <meta:template xlink:type="simple" xlink:actuate="onRequest" xlink:title="" xlink:href="Normal.dotm"/>
  </office:meta>
</office:document-meta>
</file>